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dca519" style:font-size-asian="14pt" style:font-size-complex="14pt"/>
    </style:style>
    <style:style style:name="P6" style:family="paragraph" style:parent-style-name="Standard">
      <style:text-properties fo:font-size="14pt" officeooo:rsid="00dca519" officeooo:paragraph-rsid="00dca519" style:font-size-asian="14pt" style:font-size-complex="14pt"/>
    </style:style>
    <style:style style:name="P7" style:family="paragraph" style:parent-style-name="Standard">
      <style:text-properties fo:font-size="14pt" officeooo:rsid="00dca519" officeooo:paragraph-rsid="00de4c72" style:font-size-asian="14pt" style:font-size-complex="14pt"/>
    </style:style>
    <style:style style:name="P8" style:family="paragraph" style:parent-style-name="Standard">
      <style:text-properties fo:font-size="14pt" fo:font-style="italic" style:font-size-asian="14pt" style:font-style-asian="italic" style:font-size-complex="14pt" style:font-style-complex="italic"/>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paragraph-rsid="00dca519" style:font-size-asian="20pt" style:font-weight-asian="bold" style:font-size-complex="20pt" style:font-weight-complex="bold"/>
    </style:style>
    <style:style style:name="P11" style:family="paragraph" style:parent-style-name="Standard">
      <style:text-properties style:text-position="0% 100%" fo:font-size="14pt" fo:font-style="normal" officeooo:rsid="00dca519" officeooo:paragraph-rsid="00dca519" style:font-size-asian="14pt" style:font-style-asian="normal" style:font-size-complex="14pt" style:font-style-complex="normal"/>
    </style:style>
    <style:style style:name="P12" style:family="paragraph" style:parent-style-name="Standard">
      <style:text-properties style:text-position="0% 100%" fo:font-size="14pt" fo:font-style="normal" officeooo:rsid="00dca519" officeooo:paragraph-rsid="00de4c72" style:font-size-asian="14pt" style:font-style-asian="normal" style:font-size-complex="14pt" style:font-style-complex="normal"/>
    </style:style>
    <style:style style:name="P13" style:family="paragraph" style:parent-style-name="Standard">
      <style:text-properties style:text-position="0% 100%" fo:font-size="14pt" fo:font-style="normal" officeooo:rsid="00dca519" officeooo:paragraph-rsid="00deb6ae" style:font-size-asian="14pt" style:font-style-asian="normal" style:font-size-complex="14pt" style:font-style-complex="normal"/>
    </style:style>
    <style:style style:name="P14" style:family="paragraph" style:parent-style-name="Standard">
      <style:text-properties style:text-position="0% 100%" fo:font-size="14pt" fo:font-style="normal" officeooo:rsid="00de4c72" officeooo:paragraph-rsid="00de4c72" style:font-size-asian="14pt" style:font-style-asian="normal" style:font-size-complex="14pt" style:font-style-complex="normal"/>
    </style:style>
    <style:style style:name="P15" style:family="paragraph" style:parent-style-name="Standard">
      <style:text-properties fo:font-size="14pt" officeooo:rsid="00d9d0b7" officeooo:paragraph-rsid="00deb6ae" style:font-size-asian="14pt" style:font-size-complex="14pt"/>
    </style:style>
    <style:style style:name="P16" style:family="paragraph" style:parent-style-name="Standard">
      <style:text-properties fo:font-size="14pt" officeooo:rsid="00deb6ae" officeooo:paragraph-rsid="00deb6ae" style:font-size-asian="14pt" style:font-size-complex="14pt"/>
    </style:style>
    <style:style style:name="P17" style:family="paragraph" style:parent-style-name="Standard">
      <style:text-properties fo:font-size="14pt" officeooo:rsid="00def1ad" officeooo:paragraph-rsid="00def1ad" style:font-size-asian="14pt" style:font-size-complex="14pt"/>
    </style:style>
    <style:style style:name="P18" style:family="paragraph" style:parent-style-name="Standard">
      <style:text-properties fo:font-size="14pt" officeooo:rsid="00df5135" officeooo:paragraph-rsid="00df5135" style:font-size-asian="14pt" style:font-size-complex="14pt"/>
    </style:style>
    <style:style style:name="T1" style:family="text">
      <style:text-properties officeooo:rsid="00d9d0b7"/>
    </style:style>
    <style:style style:name="T2" style:family="text">
      <style:text-properties officeooo:rsid="00d9e31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def1a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def1ad" style:font-style-asian="normal" style:font-weight-asian="normal" style:font-style-complex="normal" style:font-weight-complex="normal"/>
    </style:style>
    <style:style style:name="T7" style:family="text">
      <style:text-properties fo:font-style="normal" fo:font-weight="normal" officeooo:rsid="00df5135" style:font-style-asian="normal" style:font-weight-asian="normal" style:font-style-complex="normal" style:font-weight-complex="normal"/>
    </style:style>
    <style:style style:name="T8" style:family="text">
      <style:text-properties fo:font-style="normal" fo:font-weight="normal" officeooo:rsid="00e0d420" style:font-style-asian="normal" style:font-weight-asian="normal" style:font-style-complex="normal" style:font-weight-complex="normal"/>
    </style:style>
    <style:style style:name="T9" style:family="text">
      <style:text-properties style:text-position="0% 100%" fo:font-style="normal" style:font-style-asian="normal" style:font-style-complex="normal"/>
    </style:style>
    <style:style style:name="T10" style:family="text">
      <style:text-properties style:text-position="0% 100%" fo:font-style="normal" officeooo:rsid="00d9e31c" style:font-style-asian="normal" style:font-style-complex="normal"/>
    </style:style>
    <style:style style:name="T11" style:family="text">
      <style:text-properties style:text-position="0% 100%" fo:font-style="normal" officeooo:rsid="00de4c72" style:font-style-asian="normal" style:font-style-complex="normal"/>
    </style:style>
    <style:style style:name="T12" style:family="text">
      <style:text-properties style:text-position="0% 100%" fo:font-style="normal" officeooo:rsid="00e0d420" style:font-style-asian="normal" style:font-style-complex="normal"/>
    </style:style>
    <style:style style:name="T13" style:family="text">
      <style:text-properties style:text-position="0% 100%" fo:font-style="normal" fo:font-weight="normal" officeooo:rsid="00e0d420" style:font-style-asian="normal" style:font-weight-asian="normal" style:font-style-complex="normal" style:font-weight-complex="normal"/>
    </style:style>
    <style:style style:name="T14" style:family="text">
      <style:text-properties officeooo:rsid="00dca519"/>
    </style:style>
    <style:style style:name="T15" style:family="text">
      <style:text-properties officeooo:rsid="00def1ad"/>
    </style:style>
    <style:style style:name="T16" style:family="text">
      <style:text-properties officeooo:rsid="00e0d420"/>
    </style:style>
    <style:style style:name="T17" style:family="text">
      <style:text-properties style:text-position="super 58%" fo:font-style="normal" fo:font-weight="normal" officeooo:rsid="00e0d420"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Vector Permute</text:span>.</text:p>
      <text:p text:style-name="P1">Richard Parker <text:span text:style-name="T2">19.10</text:span>.201<text:span text:style-name="T2">8</text:span></text:p>
      <text:p text:style-name="P8"/>
      <text:p text:style-name="P9">Section 1 – Introduction</text:p>
      <text:p text:style-name="P4"/>
      <text:p text:style-name="P15">This document explores <text:span text:style-name="T2">the technology of investigating the orbit of a matrix group G (given by generators) on a "seed" vector. <text:s/>The use case in mind is that the matrices are fairly small so that the subgroup structure of G can be readily investigated, but where the number of vectors in the orbit is very large. <text:s/>The primary issue of concern is to reduce the memory usage enormously from the naive method that would store all the vectors in the orbit. <text:s/>The secondary issue is to also reduce the amount of work - try to avoid the need to multiply every vector by every generator.</text:span></text:p>
      <text:p text:style-name="P15"/>
      <text:p text:style-name="P16">The overall strategy for this is to use a single <text:span text:style-name="T3">helper subgroup H</text:span><text:span text:style-name="T5"> (at the top level anyway), so that vectors are divided into H orbits. <text:s/>Different H-orbits can be treated in different ways, but we aim to produce a </text:span><text:span text:style-name="T3">generic </text:span><text:span text:style-name="T5">program, where these different approaches (used for different H-orbits in the same run) can be handled without the need for programming. <text:s/>To this end, the first thing that needs to be done to a vector in the orbit is to decide</text:span><text:span text:style-name="T6"> in</text:span><text:span text:style-name="T5"> which</text:span><text:span text:style-name="T6"> (disjoint)</text:span><text:span text:style-name="T5"> </text:span><text:span text:style-name="T4">class</text:span><text:span text:style-name="T5"> </text:span><text:span text:style-name="T6">of H-orbits the vector lies. <text:s/>To each class is associated a </text:span><text:span text:style-name="T4">technology</text:span><text:span text:style-name="T6"> - the program code to be used. <text:s/>There may be different classes using the same technology, with different functions, subgroups etc.. <text:s/>There is to be a considerable range of technologies available, and section 3 makes a start at working out what they may be. <text:s/>It is expected that the possible classes and technologies be chosen at the outset, though it may be that some may only be fully worked out once it is confirmed that there is a vector in that class.</text:span></text:p>
      <text:p text:style-name="P16"><text:span text:style-name="T6"/></text:p>
      <text:p text:style-name="P17"><text:span text:style-name="T5">It is concievable that this initial disjunction of class could be improved by relaxing the requirement for having a unique helper subgroup. <text:s/>I have so far found it hard to see how such a system could ensure that the classes be disjoint, and the current investigation will assume that there is indeed a unique common helper subgroup at the top level.</text:span></text:p>
      <text:p text:style-name="P17"><text:span text:style-name="T5"/></text:p>
      <text:p text:style-name="P17"><text:span text:style-name="T5">In general, the idea is that special properties of the representation of H are used to navigate the vectors in H-orbits, and I suspect that the range of useful properties will be a wide one. <text:s/>H may act reducibly, and if the quotient is small enough, a Schreier system be build to reduce each orbit in the quotient to the canonical one. <text:s/>If the quotient is a bit larger, it may yet be possible to find a partial Schreier system that will (with </text:span><text:span text:style-name="T7">some </text:span><text:span text:style-name="T5">extra work at run-time) serve the purpose. <text:s/>H may act on the quotient as permutations, in which case a Schreier-Sims-like approach may be possible (even if the total number of vectors is too large to handle directly).</text:span><text:span text:style-name="T7"> <text:s/>Monomials and even more general induced representations may also be usable in this way.</text:span></text:p>
      <text:p text:style-name="P17"><text:soft-page-break/><text:span text:style-name="T7"/></text:p>
      <text:p text:style-name="P18"><text:span text:style-name="T5">At this stage, the idea is to assume that - using the sorts of ideas above - that any vector can first be classified, and then the technology used to investigate the vector further. <text:s/>Section 2 investigates the overall structure of the system, attempting to find an abstract description of the procedure with good performance, yet allows for the future development of further technologies without the need for changing this overall structure.</text:span></text:p>
      <text:p text:style-name="P18"><text:span text:style-name="T5"/></text:p>
      <text:p text:style-name="P18"><text:span text:style-name="T5">It is expected that the implementation will be in meataxe64, using multiple cores to speed up the working. <text:s/>This requires - particularly near the start - a data structure with the associated locking mechanisms to ensure that all the cores can work on this data structure "simultaneously" without mutual interference.</text:span></text:p>
      <text:p text:style-name="P18"><text:span text:style-name="T5"/></text:p>
      <text:p text:style-name="P18"><text:span text:style-name="T5">If it is also required to reduce the work - </text:span><text:span text:style-name="T8">if </text:span><text:span text:style-name="T5">we cannot afford (or do not want) to multiply every vector by every generator - further structure is needed. <text:s/>We have to try harder if we want to do better! <text:s/>This will usually take the form of generating G as &lt; H , t &gt; where t is a particular matrix, chosen well with </text:span><text:span text:style-name="T8">with respect to H in that H and H</text:span><text:span text:style-name="T17">t</text:span><text:span text:style-name="T13"> have large intersection. <text:s/>We will then want our technologies to also be able to present us with a small collection Ci of vectors in each H-orbit such that a set of vectors closed under H and also closed under Ci.t is closed under G. <text:s/>Whether the operations wanted (e.g. condensation) can be performed with this structure then forms a problem in itself, a bit like investigating an area of land when one is tied to post by a rope.</text:span></text:p>
      <text:p text:style-name="P13"/>
      <text:p text:style-name="P10">Section <text:span text:style-name="T15">3</text:span> – <text:span text:style-name="T14">Some examples of technologies.</text:span></text:p>
      <text:p text:style-name="P5"/>
      <text:p text:style-name="P6"><text:span text:style-name="T10">T</text:span><text:span text:style-name="T9">he simplest technology is to store all the vectors. <text:s/>If this is the only technology available, the full list of vectors must fit into memory, but the rest of the work is at least fairly fast.</text:span></text:p>
      <text:p text:style-name="P11"/>
      <text:p text:style-name="P6"><text:span text:style-name="T9">Another technology is to store only one vector </text:span><text:span text:style-name="T12">(the lexicographically earliest, say) </text:span><text:span text:style-name="T9">i</text:span><text:span text:style-name="T12">n</text:span><text:span text:style-name="T9"> each orbit of some subgroup K of H and a vector in this technology must be multiplied by all the elements of K until one is found in the list (in which case it is already known to be the lexicographically earliest) or when all the elements of K have been tried - after which </text:span><text:span text:style-name="T12">the smallest</text:span><text:span text:style-name="T9"> can be inserted into the list.</text:span></text:p>
      <text:p text:style-name="P11"/>
      <text:p text:style-name="P11">Another approach is to choose H so that the representation is reducible with a fairly small dimensional quotient, and to build a Schreier vector to reduce the quotient vector.</text:p>
      <text:p text:style-name="P11"/>
      <text:p text:style-name="P12">Another approach is to choose H so that the representation is a permutation representation, possibly after quotienting some of it out. <text:s/>In this case the technology choosen will depend on the partition that the values of the vector take on the co-ordinates, with the option of implementing only the common ones and using <text:span text:style-name="T16">other methods </text:span>otherwise.<text:span text:style-name="T16"> <text:s/>This may require the Schreier vector to be stored more like a hash table, making use of the fact that most vectors are handled by other technology.</text:span></text:p>
      <text:p text:style-name="P12"/>
      <text:p text:style-name="P14"><text:soft-page-break/>Generalizations of this are possible to work with monomial representations, or indeed more general induced representations.</text:p>
      <text:p text:style-name="P14"/>
      <text:p text:style-name="P7"><text:span text:style-name="T11">In any case, it may well be possible to use the subgroup K to permute the vectors in a recusive fashion, so that in reality there is a tree of technologies available for a given case. <text:s/></text:span><text:span text:style-name="T9"><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8-10-19T08:15:17.006993931</dc:date>
    <meta:editing-duration>P4DT7H5M37S</meta:editing-duration>
    <meta:editing-cycles>421</meta:editing-cycles>
    <meta:generator>LibreOffice/5.1.6.2$Linux_X86_64 LibreOffice_project/10m0$Build-2</meta:generator>
    <meta:printed-by>User </meta:printed-by>
    <meta:print-date>2012-07-06T16:23:45</meta:print-date>
    <meta:document-statistic meta:table-count="0" meta:image-count="0" meta:object-count="0" meta:page-count="3" meta:paragraph-count="18" meta:word-count="1047" meta:character-count="5910" meta:non-whitespace-character-count="4853"/>
  </office:meta>
</office:document-meta>
</file>